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2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true" draw:auto-grow-width="false" fo:min-height="1.025cm" fo:min-width="0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draw:fit-to-size="false" style:shrink-to-fit="true" fo:min-height="1.603cm" fo:min-width="0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399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1" draw:marker-end-width="0.352cm" draw:stroke-linejoin="bevel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" draw:marker-end-width="0.352cm" draw:stroke-linejoin="bevel" draw:fill="none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svg:stroke-width="0.035cm" svg:stroke-color="#000000" draw:marker-start-width="0.252cm" draw:marker-end-width="0.252cm" draw:textarea-vertical-align="middle" draw:auto-grow-height="true" draw:auto-grow-width="false" fo:min-height="1.108cm" fo:min-width="0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399cm" fo:min-width="0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_20_with_20_no_20_fill_20_and_20_no_20_line" style:list-style-name="L1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1.033cm" fo:min-width="0cm" fo:padding-top="0.142cm" fo:padding-bottom="0.142cm" fo:padding-left="0.1cm" fo:padding-right="0.1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" fo:font-size="13pt"/>
    </style:style>
    <style:style style:name="P3" style:family="paragraph">
      <loext:graphic-properties draw:fill="none"/>
      <style:paragraph-properties fo:text-align="center"/>
      <style:text-properties style:font-name="Liberation Sans" fo:font-size="13pt"/>
    </style:style>
    <style:style style:name="P4" style:family="paragraph">
      <style:paragraph-properties fo:text-align="center" style:writing-mode="lr-tb"/>
      <style:text-properties style:font-name="Liberation Sans" fo:font-size="13pt"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3pt"/>
    </style:style>
    <style:style style:name="P7" style:family="paragraph">
      <style:paragraph-properties fo:text-align="center" style:writing-mode="lr-tb"/>
      <style:text-properties style:font-name="Liberation Sans" fo:font-size="13pt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" fo:font-size="13pt"/>
    </style:style>
    <style:style style:name="T2" style:family="text">
      <style:text-properties style:font-name="Liberation Sans" fo:font-size="13pt" fo:font-style="italic" style:font-style-asian="italic" style:font-style-complex="italic"/>
    </style:style>
    <style:style style:name="T3" style:family="text">
      <style:text-properties style:font-name="Liberation Sans" fo:font-size="13pt" fo:font-weight="bold"/>
    </style:style>
    <style:style style:name="T4" style:family="text">
      <style:text-properties style:font-name="Liberation Sans" fo:font-size="13pt" fo:font-weight="bold" style:font-weight-asian="bold" style:font-weight-complex="bold"/>
    </style:style>
    <style:style style:name="T5" style:family="text">
      <style:text-properties style:font-name="Liberation Sans" fo:font-size="13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7.5cm" svg:height="1.309cm" svg:x="1.157cm" svg:y="0.213cm">
          <draw:text-box>
            <text:p text:style-name="P1"><text:span text:style-name="T1">Articles identified through </text:span><text:span text:style-name="T1"><text:line-break/></text:span><text:span text:style-name="T1">database search (</text:span><text:span text:style-name="T2">n</text:span><text:span text:style-name="T1"> = 1,095)</text:span></text:p>
          </draw:text-box>
        </draw:frame>
        <draw:frame draw:style-name="gr1" draw:text-style-name="P2" draw:layer="layout" svg:width="7.5cm" svg:height="1.309cm" svg:x="9.544cm" svg:y="0.213cm">
          <draw:text-box>
            <text:p text:style-name="P1"><text:span text:style-name="T1">Articles identified through </text:span><text:span text:style-name="T1"><text:line-break/></text:span><text:span text:style-name="T1">manual search (</text:span><text:span text:style-name="T2">n</text:span><text:span text:style-name="T1"> = 23)</text:span></text:p>
          </draw:text-box>
        </draw:frame>
        <draw:frame draw:style-name="gr2" draw:text-style-name="P2" draw:layer="layout" svg:width="11.5cm" svg:height="1.22cm" svg:x="3.35cm" svg:y="2.197cm">
          <draw:text-box>
            <text:p text:style-name="P1"><text:span text:style-name="T1">Articles screened after duplicates removed (</text:span><text:span text:style-name="T2">n</text:span><text:span text:style-name="T1"> = 918)</text:span></text:p>
          </draw:text-box>
        </draw:frame>
        <draw:frame draw:style-name="gr3" draw:text-style-name="P2" draw:layer="layout" svg:width="5cm" svg:height="1.22cm" svg:x="1.157cm" svg:y="17.459cm">
          <draw:text-box>
            <text:p text:style-name="P1"><text:span text:style-name="T1">Semantic knowledge experiments (</text:span><text:span text:style-name="T2">n</text:span><text:span text:style-name="T1"> = 21)</text:span></text:p>
          </draw:text-box>
        </draw:frame>
        <draw:frame draw:style-name="gr3" draw:text-style-name="P2" draw:layer="layout" svg:width="5cm" svg:height="1.22cm" svg:x="6.6cm" svg:y="17.459cm">
          <draw:text-box>
            <text:p text:style-name="P1"><text:span text:style-name="T1">Semantic relatedness experiments (</text:span><text:span text:style-name="T2">n</text:span><text:span text:style-name="T1"> = 16)</text:span></text:p>
          </draw:text-box>
        </draw:frame>
        <draw:frame draw:style-name="gr3" draw:text-style-name="P2" draw:layer="layout" svg:width="5cm" svg:height="1.22cm" svg:x="12.044cm" svg:y="17.459cm">
          <draw:text-box>
            <text:p text:style-name="P1"><text:span text:style-name="T1">Visual object category experiments (</text:span><text:span text:style-name="T2">n</text:span><text:span text:style-name="T1"> = 13)</text:span></text:p>
          </draw:text-box>
        </draw:frame>
        <draw:line draw:style-name="gr4" draw:text-style-name="P3" draw:layer="layout" svg:x1="4.907cm" svg:y1="1.522cm" svg:x2="4.907cm" svg:y2="2.197cm">
          <text:p/>
        </draw:line>
        <draw:line draw:style-name="gr4" draw:text-style-name="P3" draw:layer="layout" svg:x1="9.1cm" svg:y1="3.417cm" svg:x2="9.1cm" svg:y2="13.645cm">
          <text:p/>
        </draw:line>
        <draw:line draw:style-name="gr5" draw:text-style-name="P3" draw:layer="layout" svg:x1="17.734cm" svg:y1="14.255cm" svg:x2="14.85cm" svg:y2="14.255cm">
          <text:p/>
        </draw:line>
        <draw:line draw:style-name="gr4" draw:text-style-name="P3" draw:layer="layout" svg:x1="17.743cm" svg:y1="0.867cm" svg:x2="17.053cm" svg:y2="0.867cm">
          <text:p/>
        </draw:line>
        <draw:line draw:style-name="gr5" draw:text-style-name="P3" draw:layer="layout" svg:x1="17.734cm" svg:y1="14.255cm" svg:x2="17.743cm" svg:y2="0.867cm">
          <text:p/>
        </draw:line>
        <draw:frame draw:style-name="gr6" draw:text-style-name="P4" draw:layer="layout" svg:width="3.783cm" svg:height="1.392cm" draw:transform="rotate (1.5707963267949) translate (-0.199cm 3.742cm)">
          <draw:text-box>
            <text:p text:style-name="P1"><text:span text:style-name="T3">Identification</text:span></text:p>
          </draw:text-box>
        </draw:frame>
        <draw:frame draw:style-name="gr6" draw:text-style-name="P4" draw:layer="layout" svg:width="3.283cm" svg:height="1.392cm" draw:transform="rotate (1.5707963267949) translate (-0.199cm 9.242cm)">
          <draw:text-box>
            <text:p text:style-name="P1"><text:span text:style-name="T3">Eligibility</text:span></text:p>
          </draw:text-box>
        </draw:frame>
        <draw:frame draw:style-name="gr6" draw:text-style-name="P4" draw:layer="layout" svg:width="3.6cm" svg:height="1.392cm" draw:transform="rotate (1.5707963267949) translate (-0.199cm 17.942cm)">
          <draw:text-box>
            <text:p text:style-name="P1"><text:span text:style-name="T3">Inclusion</text:span></text:p>
          </draw:text-box>
        </draw:frame>
        <draw:g>
          <draw:frame draw:style-name="gr7" draw:text-style-name="P2" draw:layer="layout" svg:width="6.943cm" svg:height="1.22cm" svg:x="1.157cm" svg:y="4.122cm">
            <draw:text-box>
              <text:p text:style-name="P1"><text:span text:style-name="T1">(1) Not in English (</text:span><text:span text:style-name="T2">n</text:span><text:span text:style-name="T1"> = 24)</text:span></text:p>
            </draw:text-box>
          </draw:frame>
          <draw:frame draw:style-name="gr8" draw:text-style-name="P6" draw:layer="layout" svg:width="6.94cm" svg:height="1.22cm" svg:x="1.157cm" svg:y="5.549cm">
            <draw:text-box>
              <text:p text:style-name="P5"><text:span text:style-name="T1">(3) Not children (mean age </text:span><text:span text:style-name="T1"><text:line-break/></text:span><text:span text:style-name="T1">3–12, range 3–15; </text:span><text:span text:style-name="T2">n</text:span><text:span text:style-name="T1"> = 409)</text:span></text:p>
            </draw:text-box>
          </draw:frame>
          <draw:frame draw:style-name="gr9" draw:text-style-name="P6" draw:layer="layout" svg:width="6.94cm" svg:height="1.22cm" svg:x="1.157cm" svg:y="6.976cm">
            <draw:text-box>
              <text:p text:style-name="P5"><text:span text:style-name="T1">(5) Not fMRI (</text:span><text:span text:style-name="T2">n</text:span><text:span text:style-name="T1"> = 97)</text:span></text:p>
            </draw:text-box>
          </draw:frame>
          <draw:frame draw:style-name="gr10" draw:text-style-name="P6" draw:layer="layout" svg:width="6.94cm" svg:height="1.22cm" svg:x="1.157cm" svg:y="8.403cm">
            <draw:text-box>
              <text:p text:style-name="P5"><text:span text:style-name="T1">(7) No GLM analysis (</text:span><text:span text:style-name="T2">n</text:span><text:span text:style-name="T1"> = 2)</text:span></text:p>
            </draw:text-box>
          </draw:frame>
          <draw:frame draw:style-name="gr11" draw:text-style-name="P6" draw:layer="layout" svg:width="6.94cm" svg:height="1.22cm" svg:x="1.157cm" svg:y="9.794cm">
            <draw:text-box>
              <text:p text:style-name="P5"><text:span text:style-name="T1">(9) Coordinates not in standard space (Talairach, MNI; </text:span><text:span text:style-name="T2">n</text:span><text:span text:style-name="T1"> = 9)</text:span></text:p>
            </draw:text-box>
          </draw:frame>
          <draw:frame draw:style-name="gr7" draw:text-style-name="P2" draw:layer="layout" svg:width="6.943cm" svg:height="1.22cm" svg:x="10.101cm" svg:y="4.122cm">
            <draw:text-box>
              <text:p text:style-name="P1"><text:span text:style-name="T1">(2) Reviews, meta-analyses, </text:span><text:span text:style-name="T1"><text:line-break/></text:span><text:span text:style-name="T1">case studies (</text:span><text:span text:style-name="T2">n</text:span><text:span text:style-name="T1"> = 225)</text:span></text:p>
            </draw:text-box>
          </draw:frame>
          <draw:frame draw:style-name="gr12" draw:text-style-name="P2" draw:layer="layout" svg:width="6.94cm" svg:height="1.22cm" svg:x="10.104cm" svg:y="5.549cm">
            <draw:text-box>
              <text:p text:style-name="P1"><text:span text:style-name="T1">(4) Not typically developing </text:span><text:span text:style-name="T1"><text:line-break/></text:span><text:span text:style-name="T1">(</text:span><text:span text:style-name="T2">n</text:span><text:span text:style-name="T1"> = 24)</text:span></text:p>
            </draw:text-box>
          </draw:frame>
          <draw:frame draw:style-name="gr3" draw:text-style-name="P2" draw:layer="layout" svg:width="6.94cm" svg:height="1.22cm" svg:x="10.104cm" svg:y="6.976cm">
            <draw:text-box>
              <text:p text:style-name="P1"><text:span text:style-name="T1">(6) No semantic task (</text:span><text:span text:style-name="T2">n</text:span><text:span text:style-name="T1"> = 45)</text:span></text:p>
            </draw:text-box>
          </draw:frame>
          <draw:frame draw:style-name="gr12" draw:text-style-name="P2" draw:layer="layout" svg:width="6.94cm" svg:height="1.22cm" svg:x="10.104cm" svg:y="8.403cm">
            <draw:text-box>
              <text:p text:style-name="P1"><text:span text:style-name="T1">(8) No whole-brain analysis</text:span><text:span text:style-name="T1"><text:line-break/></text:span><text:span text:style-name="T1">(</text:span><text:span text:style-name="T2">n</text:span><text:span text:style-name="T1"> = 4)</text:span></text:p>
            </draw:text-box>
          </draw:frame>
          <draw:frame draw:style-name="gr13" draw:text-style-name="P2" draw:layer="layout" svg:width="6.94cm" svg:height="1.22cm" svg:x="10.104cm" svg:y="9.794cm">
            <draw:text-box>
              <text:p text:style-name="P1"><text:span text:style-name="T1">(10) Coordinates not reported for within-group analysis (</text:span><text:span text:style-name="T2">n</text:span><text:span text:style-name="T1"> = 37)</text:span></text:p>
            </draw:text-box>
          </draw:frame>
          <draw:g>
            <draw:line draw:style-name="gr4" draw:text-style-name="P3" draw:layer="layout" svg:x1="9.1cm" svg:y1="4.732cm" svg:x2="8.1cm" svg:y2="4.732cm">
              <text:p/>
            </draw:line>
            <draw:line draw:style-name="gr4" draw:text-style-name="P3" draw:layer="layout" svg:x1="9.109cm" svg:y1="4.732cm" svg:x2="10.101cm" svg:y2="4.732cm">
              <text:p/>
            </draw:line>
          </draw:g>
          <draw:g>
            <draw:line draw:style-name="gr4" draw:text-style-name="P3" draw:layer="layout" svg:x1="9.101cm" svg:y1="6.159cm" svg:x2="8.101cm" svg:y2="6.159cm">
              <text:p/>
            </draw:line>
            <draw:line draw:style-name="gr4" draw:text-style-name="P3" draw:layer="layout" svg:x1="9.11cm" svg:y1="6.159cm" svg:x2="10.102cm" svg:y2="6.159cm">
              <text:p/>
            </draw:line>
          </draw:g>
          <draw:g>
            <draw:line draw:style-name="gr4" draw:text-style-name="P3" draw:layer="layout" svg:x1="9.102cm" svg:y1="7.586cm" svg:x2="8.102cm" svg:y2="7.586cm">
              <text:p/>
            </draw:line>
            <draw:line draw:style-name="gr4" draw:text-style-name="P3" draw:layer="layout" svg:x1="9.111cm" svg:y1="7.586cm" svg:x2="10.103cm" svg:y2="7.586cm">
              <text:p/>
            </draw:line>
          </draw:g>
          <draw:g>
            <draw:line draw:style-name="gr4" draw:text-style-name="P3" draw:layer="layout" svg:x1="9.103cm" svg:y1="9.013cm" svg:x2="8.103cm" svg:y2="9.013cm">
              <text:p/>
            </draw:line>
            <draw:line draw:style-name="gr4" draw:text-style-name="P3" draw:layer="layout" svg:x1="9.112cm" svg:y1="9.013cm" svg:x2="10.104cm" svg:y2="9.013cm">
              <text:p/>
            </draw:line>
          </draw:g>
          <draw:g>
            <draw:line draw:style-name="gr4" draw:text-style-name="P3" draw:layer="layout" svg:x1="9.104cm" svg:y1="10.404cm" svg:x2="8.104cm" svg:y2="10.404cm">
              <text:p/>
            </draw:line>
            <draw:line draw:style-name="gr4" draw:text-style-name="P3" draw:layer="layout" svg:x1="9.113cm" svg:y1="10.404cm" svg:x2="10.105cm" svg:y2="10.404cm">
              <text:p/>
            </draw:line>
          </draw:g>
        </draw:g>
        <draw:frame draw:style-name="gr12" draw:text-style-name="P2" draw:layer="layout" svg:width="6.94cm" svg:height="1.22cm" svg:x="10.104cm" svg:y="11.72cm">
          <draw:text-box>
            <text:p text:style-name="P1"><text:span text:style-name="T1">Coordinates obtained from </text:span><text:span text:style-name="T1"><text:line-break/></text:span><text:span text:style-name="T1">the authors (</text:span><text:span text:style-name="T2">n</text:span><text:span text:style-name="T1"> = 3)</text:span></text:p>
          </draw:text-box>
        </draw:frame>
        <draw:frame draw:style-name="gr2" draw:text-style-name="P2" draw:layer="layout" svg:width="11.5cm" svg:height="1.22cm" svg:x="3.35cm" svg:y="13.645cm">
          <draw:text-box>
            <text:p text:style-name="P1"><text:span text:style-name="T1">Articles included in the meta-analysis (</text:span><text:span text:style-name="T2">n</text:span><text:span text:style-name="T1"> = 45)</text:span></text:p>
          </draw:text-box>
        </draw:frame>
        <draw:frame draw:style-name="gr2" draw:text-style-name="P7" draw:layer="layout" svg:width="11.5cm" svg:height="1.22cm" svg:x="3.35cm" svg:y="15.57cm">
          <draw:text-box>
            <text:p text:style-name="P1"><text:span text:style-name="T4">Experiments <text:s/>included in the meta-analysis (</text:span><text:span text:style-name="T5">n</text:span><text:span text:style-name="T4"> = 50)</text:span></text:p>
          </draw:text-box>
        </draw:frame>
        <draw:line draw:style-name="gr4" draw:text-style-name="P3" draw:layer="layout" svg:x1="13.294cm" svg:y1="1.522cm" svg:x2="13.294cm" svg:y2="2.189cm">
          <text:p/>
        </draw:line>
        <draw:line draw:style-name="gr4" draw:text-style-name="P3" draw:layer="layout" svg:x1="9.1cm" svg:y1="14.865cm" svg:x2="9.1cm" svg:y2="15.57cm">
          <text:p/>
        </draw:line>
        <draw:line draw:style-name="gr4" draw:text-style-name="P3" draw:layer="layout" svg:x1="9.1cm" svg:y1="16.79cm" svg:x2="9.1cm" svg:y2="17.495cm">
          <text:p/>
        </draw:line>
        <draw:line draw:style-name="gr4" draw:text-style-name="P3" draw:layer="layout" svg:x1="14.544cm" svg:y1="16.782cm" svg:x2="14.544cm" svg:y2="17.487cm">
          <text:p/>
        </draw:line>
        <draw:line draw:style-name="gr4" draw:text-style-name="P3" draw:layer="layout" svg:x1="3.657cm" svg:y1="16.774cm" svg:x2="3.657cm" svg:y2="17.479cm">
          <text:p/>
        </draw:line>
        <draw:line draw:style-name="gr4" draw:text-style-name="P3" draw:layer="layout" svg:x1="13.574cm" svg:y1="11.015cm" svg:x2="13.574cm" svg:y2="11.72cm">
          <text:p/>
        </draw:line>
        <draw:line draw:style-name="gr4" draw:text-style-name="P3" draw:layer="layout" svg:x1="13.574cm" svg:y1="12.94cm" svg:x2="13.574cm" svg:y2="13.645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2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style-name="Regular" style:font-family-generic="swiss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3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72cm" fo:margin-bottom="0cm" fo:text-indent="0cm"/>
      <style:text-properties fo:font-size="4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04cm" fo:margin-bottom="0cm" fo:text-indent="0cm"/>
      <style:text-properties fo:font-size="40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36cm" fo:margin-bottom="0cm" fo:text-indent="0cm"/>
      <style:text-properties fo:font-size="33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8cm" fo:margin-bottom="0cm" fo:text-indent="0cm"/>
      <style:text-properties fo:font-size="33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7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1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76cm" svg:height="7.575cm" svg:x="1.911cm" svg:y="2.485cm"/>
      <draw:page-thumbnail draw:layer="backgroundobjects" svg:width="7.176cm" svg:height="7.575cm" svg:x="1.911cm" svg:y="11.061cm"/>
      <draw:page-thumbnail draw:layer="backgroundobjects" svg:width="7.176cm" svg:height="7.575cm" svg:x="1.911cm" svg:y="19.637cm"/>
      <draw:page-thumbnail draw:layer="backgroundobjects" svg:width="7.176cm" svg:height="7.575cm" svg:x="11.911cm" svg:y="2.485cm"/>
      <draw:page-thumbnail draw:layer="backgroundobjects" svg:width="7.176cm" svg:height="7.575cm" svg:x="11.911cm" svg:y="11.061cm"/>
      <draw:page-thumbnail draw:layer="backgroundobjects" svg:width="7.176cm" svg:height="7.575cm" svg:x="11.911cm" svg:y="19.637cm"/>
    </style:handout-master>
    <style:master-page style:name="Default" style:page-layout-name="PM1" draw:style-name="Mdp1">
      <draw:frame presentation:style-name="Default-title" draw:layer="backgroundobjects" svg:width="16.199cm" svg:height="4.423cm" svg:x="0.9cm" svg:y="1.056cm" presentation:class="title" presentation:placeholder="true">
        <draw:text-box/>
      </draw:frame>
      <draw:frame presentation:style-name="Default-outline1" draw:layer="backgroundobjects" svg:width="16.199cm" svg:height="15.368cm" svg:x="0.9cm" svg:y="6.2cm" presentation:class="outline" presentation:placeholder="true">
        <draw:text-box/>
      </draw:frame>
      <draw:frame presentation:style-name="Mpr1" draw:text-style-name="MP2" draw:layer="backgroundobjects" svg:width="4.193cm" svg:height="1.826cm" svg:x="0.9cm" svg:y="24.1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05cm" svg:height="1.826cm" svg:x="6.156cm" svg:y="24.1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93cm" svg:height="1.826cm" svg:x="12.906cm" svg:y="24.1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1T09:02:38.874712087</meta:creation-date>
    <dc:date>2021-05-05T11:45:36.687656813</dc:date>
    <meta:editing-duration>PT47M6S</meta:editing-duration>
    <meta:editing-cycles>17</meta:editing-cycles>
    <meta:generator>LibreOffice/7.1.1.2$MacOSX_X86_64 LibreOffice_project/fe0b08f4af1bacafe4c7ecc87ce55bb426164676</meta:generator>
    <meta:document-statistic meta:object-count="73"/>
  </office:meta>
</office:document-meta>
</file>